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Genre</text:p>
          </table:table-cell>
          <table:table-cell table:number-columns-repeated="7"/>
          <table:table-cell office:value-type="string" calcext:value-type="string">
            <text:p>INSERT INTO titre(libtitre,idgre) VALU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 abstrait</text:p>
          </table:table-cell>
          <table:table-cell office:value-type="string" calcext:value-type="string">
            <text:p>(‘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),</text:p>
          </table:table-cell>
          <table:table-cell table:formula="of:=CONCATENATE([.C2];[.A2];[.D2];[.B2];[.E2])" office:value-type="string" office:string-value="(‘1,Art abstrait')," calcext:value-type="string">
            <text:p>(‘1,Art abstrait'),</text:p>
          </table:table-cell>
          <table:table-cell table:number-columns-repeated="3"/>
          <table:table-cell office:value-type="string" calcext:value-type="string">
            <text:p>(2,1),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  <table:table-cell table:number-columns-repeated="7"/>
          <table:table-cell office:value-type="string" calcext:value-type="string">
            <text:p>(2,2),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  <table:table-cell table:number-columns-repeated="7"/>
          <table:table-cell office:value-type="string" calcext:value-type="string">
            <text:p>(2,3),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  <table:table-cell table:number-columns-repeated="7"/>
          <table:table-cell office:value-type="string" calcext:value-type="string">
            <text:p>(2,4),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  <table:table-cell table:number-columns-repeated="7"/>
          <table:table-cell office:value-type="string" calcext:value-type="string">
            <text:p>(2,5),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  <table:table-cell table:number-columns-repeated="7"/>
          <table:table-cell office:value-type="string" calcext:value-type="string">
            <text:p>(2,6),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  <table:table-cell table:number-columns-repeated="7"/>
          <table:table-cell office:value-type="string" calcext:value-type="string">
            <text:p>(2,7),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  <table:table-cell table:number-columns-repeated="7"/>
          <table:table-cell office:value-type="string" calcext:value-type="string">
            <text:p>(2,8),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  <table:table-cell table:number-columns-repeated="7"/>
          <table:table-cell office:value-type="string" calcext:value-type="string">
            <text:p>(2,9),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  <table:table-cell table:number-columns-repeated="7"/>
          <table:table-cell office:value-type="string" calcext:value-type="string">
            <text:p>(2,10),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  <table:table-cell table:number-columns-repeated="7"/>
          <table:table-cell office:value-type="string" calcext:value-type="string">
            <text:p>(2,11),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  <table:table-cell table:number-columns-repeated="7"/>
          <table:table-cell office:value-type="string" calcext:value-type="string">
            <text:p>(2,12),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  <table:table-cell table:number-columns-repeated="7"/>
          <table:table-cell office:value-type="string" calcext:value-type="string">
            <text:p>(2,13),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  <table:table-cell table:number-columns-repeated="7"/>
          <table:table-cell office:value-type="string" calcext:value-type="string">
            <text:p>(2,14),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  <table:table-cell table:number-columns-repeated="7"/>
          <table:table-cell office:value-type="string" calcext:value-type="string">
            <text:p>(2,15),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  <table:table-cell table:number-columns-repeated="7"/>
          <table:table-cell office:value-type="string" calcext:value-type="string">
            <text:p>(2,16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oque </text:p>
          </table:table-cell>
          <table:table-cell office:value-type="string" calcext:value-type="string">
            <text:p>(‘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),</text:p>
          </table:table-cell>
          <table:table-cell table:formula="of:=CONCATENATE([.C18];[.A18];[.D18];[.B18];[.E18])" office:value-type="string" office:string-value="(‘2,baroque ')," calcext:value-type="string">
            <text:p>(‘2,baroque '),</text:p>
          </table:table-cell>
          <table:table-cell table:number-columns-repeated="3"/>
          <table:table-cell office:value-type="string" calcext:value-type="string">
            <text:p>(2,17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18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19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20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21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22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23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24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25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26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27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28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29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30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31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32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33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34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35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36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37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38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39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5,40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4,41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3,42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43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43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3,44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45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45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3,46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3,46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4,47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1,48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5,49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5,50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51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51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1,52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3,53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3,53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54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4,55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5,56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5,57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5,58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5,59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5,60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3,61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4,61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62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62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63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64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65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65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66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66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67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4,68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4,69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70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71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71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4,72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5,73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74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75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5,76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4,77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3,78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79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80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2,81),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  <table:table-cell table:number-columns-repeated="7"/>
          <table:table-cell office:value-type="string" calcext:value-type="string">
            <text:p>(5,82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ute Renaissance </text:p>
          </table:table-cell>
          <table:table-cell office:value-type="string" calcext:value-type="string">
            <text:p>(‘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),</text:p>
          </table:table-cell>
          <table:table-cell table:formula="of:=CONCATENATE([.C94];[.A94];[.D94];[.B94];[.E94])" office:value-type="string" office:string-value="(‘3,Haute Renaissance ')," calcext:value-type="string">
            <text:p>(‘3,Haute Renaissance '),</text:p>
          </table:table-cell>
          <table:table-cell table:number-columns-repeated="3"/>
          <table:table-cell office:value-type="string" calcext:value-type="string">
            <text:p>(4,83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5,84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2,85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3,86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3,87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2,88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1,89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1,90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5,91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1,92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1,93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5,94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2,95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2,95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1,96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3,97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3,98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2,99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2,99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3,100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3,100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5,101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5,102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5,103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1,104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3,105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5,106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5,107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5,108),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  <table:table-cell table:number-columns-repeated="7"/>
          <table:table-cell office:value-type="string" calcext:value-type="string">
            <text:p>(5,109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phisme</text:p>
          </table:table-cell>
          <table:table-cell office:value-type="string" calcext:value-type="string">
            <text:p>(‘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),</text:p>
          </table:table-cell>
          <table:table-cell table:formula="of:=CONCATENATE([.C124];[.A124];[.D124];[.B124];[.E124])" office:value-type="string" office:string-value="(‘4,Orphisme')," calcext:value-type="string">
            <text:p>(‘4,Orphisme'),</text:p>
          </table:table-cell>
          <table:table-cell table:number-columns-repeated="3"/>
          <table:table-cell office:value-type="string" calcext:value-type="string">
            <text:p>(5,110),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  <table:table-cell table:number-columns-repeated="7"/>
          <table:table-cell office:value-type="string" calcext:value-type="string">
            <text:p>(5,111),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  <table:table-cell table:number-columns-repeated="7"/>
          <table:table-cell office:value-type="string" calcext:value-type="string">
            <text:p>(5,112),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  <table:table-cell table:number-columns-repeated="7"/>
          <table:table-cell office:value-type="string" calcext:value-type="string">
            <text:p>(2,113),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  <table:table-cell table:number-columns-repeated="7"/>
          <table:table-cell office:value-type="string" calcext:value-type="string">
            <text:p>(2,113),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  <table:table-cell table:number-columns-repeated="7"/>
          <table:table-cell office:value-type="string" calcext:value-type="string">
            <text:p>(3,114),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  <table:table-cell table:number-columns-repeated="7"/>
          <table:table-cell office:value-type="string" calcext:value-type="string">
            <text:p>(1,115),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  <table:table-cell table:number-columns-repeated="7"/>
          <table:table-cell office:value-type="string" calcext:value-type="string">
            <text:p>(5,116),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  <table:table-cell table:number-columns-repeated="7"/>
          <table:table-cell office:value-type="string" calcext:value-type="string">
            <text:p>(4,117),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  <table:table-cell table:number-columns-repeated="7"/>
          <table:table-cell office:value-type="string" calcext:value-type="string">
            <text:p>(3,118),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  <table:table-cell table:number-columns-repeated="7"/>
          <table:table-cell office:value-type="string" calcext:value-type="string">
            <text:p>(5,119),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  <table:table-cell table:number-columns-repeated="7"/>
          <table:table-cell office:value-type="string" calcext:value-type="string">
            <text:p>(5,119),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  <table:table-cell table:number-columns-repeated="7"/>
          <table:table-cell office:value-type="string" calcext:value-type="string">
            <text:p>(5,120),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  <table:table-cell table:number-columns-repeated="7"/>
          <table:table-cell office:value-type="string" calcext:value-type="string">
            <text:p>(4,121),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  <table:table-cell table:number-columns-repeated="7"/>
          <table:table-cell office:value-type="string" calcext:value-type="string">
            <text:p>(3,122),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  <table:table-cell table:number-columns-repeated="7"/>
          <table:table-cell office:value-type="string" calcext:value-type="string">
            <text:p>(3,123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mantisme </text:p>
          </table:table-cell>
          <table:table-cell office:value-type="string" calcext:value-type="string">
            <text:p>(‘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),</text:p>
          </table:table-cell>
          <table:table-cell table:formula="of:=CONCATENATE([.C140];[.A140];[.D140];[.B140];[.E140])" office:value-type="string" office:string-value="(‘5,Romantisme ')," calcext:value-type="string">
            <text:p>(‘5,Romantisme '),</text:p>
          </table:table-cell>
          <table:table-cell table:number-columns-repeated="3"/>
          <table:table-cell office:value-type="string" calcext:value-type="string">
            <text:p>(3,124),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7"/>
          <table:table-cell office:value-type="string" calcext:value-type="string">
            <text:p>(4,125),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7"/>
          <table:table-cell office:value-type="string" calcext:value-type="string">
            <text:p>(3,126),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7"/>
          <table:table-cell office:value-type="string" calcext:value-type="string">
            <text:p>(3,127),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7"/>
          <table:table-cell office:value-type="string" calcext:value-type="string">
            <text:p>(4,128),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7"/>
          <table:table-cell office:value-type="string" calcext:value-type="string">
            <text:p>(3,129),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7"/>
          <table:table-cell office:value-type="string" calcext:value-type="string">
            <text:p>(4,130),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7"/>
          <table:table-cell office:value-type="string" calcext:value-type="string">
            <text:p>(3,131),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7"/>
          <table:table-cell office:value-type="string" calcext:value-type="string">
            <text:p>(3,132),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7"/>
          <table:table-cell office:value-type="string" calcext:value-type="string">
            <text:p>(3,133),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7"/>
          <table:table-cell office:value-type="string" calcext:value-type="string">
            <text:p>(2,134),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7"/>
          <table:table-cell office:value-type="string" calcext:value-type="string">
            <text:p>(2,134),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Feuille1.B2:Feuille1.B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3:23:11.7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0T11:16:04.974000000</meta:creation-date>
    <dc:date>2021-05-20T15:40:10.300000000</dc:date>
    <meta:editing-duration>PT1H7M</meta:editing-duration>
    <meta:editing-cycles>2</meta:editing-cycles>
    <meta:generator>LibreOffice/7.1.2.2$Windows_X86_64 LibreOffice_project/8a45595d069ef5570103caea1b71cc9d82b2aae4</meta:generator>
    <meta:document-statistic meta:table-count="1" meta:cell-count="343" meta:object-count="0"/>
  </office:meta>
</office:document-meta>
</file>